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acro/File</text:p>
          </table:table-cell>
          <table:table-cell office:value-type="string" calcext:value-type="string">
            <text:p>C (b, costante di attenuazione esponenziale)</text:p>
          </table:table-cell>
          <table:table-cell office:value-type="string" calcext:value-type="string">
            <text:p>D (w_eff, pulsazione effettiva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inviluppo</text:p>
          </table:table-cell>
          <table:table-cell office:value-type="float" office:value="0.0014481" calcext:value-type="float">
            <text:p>0,0014481</text:p>
          </table:table-cell>
          <table:table-cell office:value-type="float" office:value="0.0336083" calcext:value-type="float">
            <text:p>0,0336083</text:p>
          </table:table-cell>
          <table:table-cell/>
          <table:table-cell table:formula="of:=2*PI()/[.D2]" office:value-type="float" office:value="186.953380777355" calcext:value-type="float">
            <text:p>186,9533807774</text:p>
          </table:table-cell>
          <table:table-cell table:formula="of:=EXP(-[.F2]*[.C2]/2)" office:value-type="float" office:value="0.873398290390025" calcext:value-type="float">
            <text:p>0,8733982904</text:p>
          </table:table-cell>
        </table:table-row>
        <table:table-row table:style-name="ro1">
          <table:table-cell/>
          <table:table-cell office:value-type="string" calcext:value-type="string">
            <text:p>inviluppo bello</text:p>
          </table:table-cell>
          <table:table-cell office:value-type="float" office:value="0.001418" calcext:value-type="float">
            <text:p>0,001418</text:p>
          </table:table-cell>
          <table:table-cell office:value-type="float" office:value="0.0336558" calcext:value-type="float">
            <text:p>0,0336558</text:p>
          </table:table-cell>
          <table:table-cell/>
          <table:table-cell table:formula="of:=2*PI()/[.D3]" office:value-type="float" office:value="186.689524752928" calcext:value-type="float">
            <text:p>186,6895247529</text:p>
          </table:table-cell>
          <table:table-cell table:formula="of:=EXP(-[.F3]*[.C3]/2)" office:value-type="float" office:value="0.876023052239734" calcext:value-type="float">
            <text:p>0,8760230522</text:p>
          </table:table-cell>
        </table:table-row>
        <table:table-row table:style-name="ro1">
          <table:table-cell/>
          <table:table-cell office:value-type="string" calcext:value-type="string">
            <text:p>balls htl statico</text:p>
          </table:table-cell>
          <table:table-cell office:value-type="float" office:value="0.00160098" calcext:value-type="float">
            <text:p>0,00160098</text:p>
          </table:table-cell>
          <table:table-cell office:value-type="float" office:value="0.0335391" calcext:value-type="float">
            <text:p>0,0335391</text:p>
          </table:table-cell>
          <table:table-cell/>
          <table:table-cell table:formula="of:=2*PI()/[.D4]" office:value-type="float" office:value="187.339114859361" calcext:value-type="float">
            <text:p>187,3391148594</text:p>
          </table:table-cell>
          <table:table-cell table:formula="of:=EXP(-[.F4]*[.C4]/2)" office:value-type="float" office:value="0.860739747417965" calcext:value-type="float">
            <text:p>0,8607397474</text:p>
          </table:table-cell>
        </table:table-row>
        <table:table-row table:style-name="ro1">
          <table:table-cell/>
          <table:table-cell office:value-type="string" calcext:value-type="string">
            <text:p>relax no pin</text:p>
          </table:table-cell>
          <table:table-cell office:value-type="float" office:value="0.00136596" calcext:value-type="float">
            <text:p>0,00136596</text:p>
          </table:table-cell>
          <table:table-cell office:value-type="float" office:value="0.0337553" calcext:value-type="float">
            <text:p>0,0337553</text:p>
          </table:table-cell>
          <table:table-cell/>
          <table:table-cell table:formula="of:=2*PI()/[.D5]" office:value-type="float" office:value="186.139222794038" calcext:value-type="float">
            <text:p>186,139222794</text:p>
          </table:table-cell>
          <table:table-cell table:formula="of:=EXP(-[.F5]*[.C5]/2)" office:value-type="float" office:value="0.880619742636291" calcext:value-type="float">
            <text:p>0,8806197426</text:p>
          </table:table-cell>
        </table:table-row>
        <table:table-row table:style-name="ro1">
          <table:table-cell/>
          <table:table-cell office:value-type="string" calcext:value-type="string">
            <text:p>calibration free1</text:p>
          </table:table-cell>
          <table:table-cell office:value-type="float" office:value="0.00140717" calcext:value-type="float">
            <text:p>0,00140717</text:p>
          </table:table-cell>
          <table:table-cell office:value-type="float" office:value="0.0337619" calcext:value-type="float">
            <text:p>0,0337619</text:p>
          </table:table-cell>
          <table:table-cell/>
          <table:table-cell table:formula="of:=2*PI()/[.D6]" office:value-type="float" office:value="186.102835064957" calcext:value-type="float">
            <text:p>186,102835065</text:p>
          </table:table-cell>
          <table:table-cell table:formula="of:=EXP(-[.F6]*[.C6]/2)" office:value-type="float" office:value="0.877271143128664" calcext:value-type="float">
            <text:p>0,8772711431</text:p>
          </table:table-cell>
        </table:table-row>
        <table:table-row table:style-name="ro1">
          <table:table-cell/>
          <table:table-cell office:value-type="string" calcext:value-type="string">
            <text:p>static relax alta2</text:p>
          </table:table-cell>
          <table:table-cell office:value-type="float" office:value="0.00158441" calcext:value-type="float">
            <text:p>0,00158441</text:p>
          </table:table-cell>
          <table:table-cell office:value-type="float" office:value="0.0341084" calcext:value-type="float">
            <text:p>0,0341084</text:p>
          </table:table-cell>
          <table:table-cell/>
          <table:table-cell table:formula="of:=2*PI()/[.D7]" office:value-type="float" office:value="184.212255842537" calcext:value-type="float">
            <text:p>184,2122558425</text:p>
          </table:table-cell>
          <table:table-cell table:formula="of:=EXP(-[.F7]*[.C7]/2)" office:value-type="float" office:value="0.864214851702391" calcext:value-type="float">
            <text:p>0,8642148517</text:p>
          </table:table-cell>
        </table:table-row>
        <table:table-row table:style-name="ro1">
          <table:table-cell/>
          <table:table-cell office:value-type="string" calcext:value-type="string">
            <text:p>static relax bassa</text:p>
          </table:table-cell>
          <table:table-cell office:value-type="float" office:value="0.0013872" calcext:value-type="float">
            <text:p>0,0013872</text:p>
          </table:table-cell>
          <table:table-cell office:value-type="float" office:value="0.0335422" calcext:value-type="float">
            <text:p>0,0335422</text:p>
          </table:table-cell>
          <table:table-cell/>
          <table:table-cell table:formula="of:=2*PI()/[.D8]" office:value-type="float" office:value="187.321800811503" calcext:value-type="float">
            <text:p>187,3218008115</text:p>
          </table:table-cell>
          <table:table-cell table:formula="of:=EXP(-[.F8]*[.C8]/2)" office:value-type="float" office:value="0.878160060206843" calcext:value-type="float">
            <text:p>0,8781600602</text:p>
          </table:table-cell>
        </table:table-row>
        <table:table-row table:style-name="ro1">
          <table:table-cell/>
          <table:table-cell office:value-type="string" calcext:value-type="string">
            <text:p>relax free aftermike</text:p>
          </table:table-cell>
          <table:table-cell office:value-type="float" office:value="0.00140837" calcext:value-type="float">
            <text:p>0,00140837</text:p>
          </table:table-cell>
          <table:table-cell office:value-type="float" office:value="0.033805" calcext:value-type="float">
            <text:p>0,033805</text:p>
          </table:table-cell>
          <table:table-cell/>
          <table:table-cell table:formula="of:=2*PI()/[.D9]" office:value-type="float" office:value="185.865561519881" calcext:value-type="float">
            <text:p>185,8655615199</text:p>
          </table:table-cell>
          <table:table-cell table:formula="of:=EXP(-[.F9]*[.C9]/2)" office:value-type="float" office:value="0.877319765273096" calcext:value-type="float">
            <text:p>0,8773197653</text:p>
          </table:table-cell>
        </table:table-row>
        <table:table-row table:style-name="ro1">
          <table:table-cell/>
          <table:table-cell office:value-type="string" calcext:value-type="string">
            <text:p>basso/alto1</text:p>
          </table:table-cell>
          <table:table-cell office:value-type="float" office:value="0.00128399" calcext:value-type="float">
            <text:p>0,00128399</text:p>
          </table:table-cell>
          <table:table-cell office:value-type="float" office:value="0.0338847" calcext:value-type="float">
            <text:p>0,0338847</text:p>
          </table:table-cell>
          <table:table-cell/>
          <table:table-cell table:formula="of:=2*PI()/[.D10]" office:value-type="float" office:value="185.42838824542" calcext:value-type="float">
            <text:p>185,4283882454</text:p>
          </table:table-cell>
          <table:table-cell table:formula="of:=EXP(-[.F10]*[.C10]/2)" office:value-type="float" office:value="0.887768650977678" calcext:value-type="float">
            <text:p>0,887768651</text:p>
          </table:table-cell>
        </table:table-row>
        <table:table-row table:style-name="ro1">
          <table:table-cell/>
          <table:table-cell office:value-type="string" calcext:value-type="string">
            <text:p>basso/alto2</text:p>
          </table:table-cell>
          <table:table-cell office:value-type="float" office:value="0.00113892" calcext:value-type="float">
            <text:p>0,00113892</text:p>
          </table:table-cell>
          <table:table-cell office:value-type="float" office:value="0.0336044" calcext:value-type="float">
            <text:p>0,0336044</text:p>
          </table:table-cell>
          <table:table-cell/>
          <table:table-cell table:formula="of:=2*PI()/[.D11]" office:value-type="float" office:value="186.975077882051" calcext:value-type="float">
            <text:p>186,9750778821</text:p>
          </table:table-cell>
          <table:table-cell table:formula="of:=EXP(-[.F11]*[.C11]/2)" office:value-type="float" office:value="0.898997677580164" calcext:value-type="float">
            <text:p>0,8989976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2-15T16:39:38.371598102</meta:creation-date>
    <dc:date>2015-12-15T17:03:47.893605452</dc:date>
    <dc:creator>salvo </dc:creator>
    <meta:editing-duration>PT8M39S</meta:editing-duration>
    <meta:editing-cycles>1</meta:editing-cycles>
    <meta:document-statistic meta:table-count="1" meta:cell-count="55" meta:object-count="0"/>
    <meta:generator>LibreOffice/4.4.3.2$Linux_X86_64 LibreOffice_project/40m0$Build-2</meta:generator>
  </office:meta>
</office:document-meta>
</file>